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gradient" draw:fill-gradient-name="Gradient_20_1v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gradient" draw:fill-gradient-name="Gradient_20_1" draw:textarea-horizontal-align="justify" draw:textarea-vertical-align="middle" draw:auto-grow-height="false"/>
    </style:style>
    <style:style style:name="gr3" style:family="graphic" style:parent-style-name="standard">
      <style:graphic-properties draw:stroke="none" draw:fill="gradient" draw:fill-gradient-name="Gradient_20_1vi" draw:textarea-horizontal-align="justify" draw:textarea-vertical-align="middle" draw:auto-grow-height="false" draw:shadow-offset-x="0.203cm" draw:shadow-offset-y="0.203cm"/>
    </style:style>
    <style:style style:name="gr4" style:family="graphic" style:parent-style-name="objectwithoutfill">
      <style:graphic-properties draw:stroke="solid" svg:stroke-width="0.102cm" svg:stroke-color="#cccccc" draw:fill="none" draw:textarea-vertical-align="middle" fo:padding-top="0.176cm" fo:padding-bottom="0.176cm" fo:padding-left="0.301cm" fo:padding-right="0.301cm"/>
    </style:style>
    <style:style style:name="gr5" style:family="graphic" style:parent-style-name="objectwithoutfill">
      <style:graphic-properties draw:stroke="solid" svg:stroke-width="0.102cm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svg:stroke-width="0.102cm" svg:stroke-color="#666666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draw:stroke="solid" svg:stroke-width="0.102cm" svg:stroke-color="#999999" draw:fill="none" draw:textarea-vertical-align="middle" fo:padding-top="0.176cm" fo:padding-bottom="0.176cm" fo:padding-left="0.301cm" fo:padding-right="0.301cm"/>
    </style:style>
    <style:style style:name="gr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>
      <style:graphic-properties draw:stroke="solid"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standard">
      <style:graphic-properties draw:stroke="solid" svg:stroke-width="0cm" draw:fill="none" draw:textarea-horizontal-align="justify" draw:textarea-vertical-align="middle" draw:auto-grow-height="false"/>
    </style:style>
    <style:style style:name="gr34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35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/>
    </style:style>
    <style:style style:name="gr36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3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>
      <style:graphic-properties draw:stroke="solid"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5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2">
      <style:graphic-properties draw:stroke="solid" draw:stroke-dash="Dash_20_2" svg:stroke-width="0.025cm" svg:stroke-color="#808080" draw:marker-start="" draw:marker-start-width="0.237cm" draw:marker-start-center="false" draw:marker-end="" draw:marker-end-width="0.237cm" draw:marker-end-center="false" svg:stroke-opacity="100%" draw:stroke-linejoin="round" draw:fill="none" draw:fill-color="#cfe7f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7cm" fo:padding-bottom="0.137cm" fo:padding-left="0.262cm" fo:padding-right="0.26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style:text-properties fo:font-family="'Courier 10 Pitch'" style:font-pitch="fixed" fo:font-size="6pt" style:font-size-asian="6pt" style:font-size-complex="6pt"/>
    </style:style>
    <style:style style:name="T1" style:family="text">
      <style:text-properties fo:font-family="'Courier 10 Pitch'" style:font-pitch="fixed" fo:font-size="6pt" style:font-size-asian="6pt" style:font-size-complex="6pt"/>
    </style:style>
    <style:style style:name="T2" style:family="text">
      <style:text-properties fo:font-family="'Courier 10 Pitch'" style:font-pitch="fixed" fo:font-size="6pt" fo:font-weight="bold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143cm" svg:height="1.778cm" draw:transform="rotate (1.5707963267949) translate (2.246cm 5.822cm)">
          <text:p/>
          <draw:enhanced-geometry svg:viewBox="0 0 21600 21600" draw:mirror-vertical="true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143cm" svg:height="1.778cm" svg:x="5.464cm" svg:y="7.534cm">
          <text:p/>
          <draw:enhanced-geometry svg:viewBox="0 0 21600 21600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1" draw:layer="layout" svg:width="1.143cm" svg:height="1.778cm" draw:transform="rotate (1.5707963267949) translate (7.404cm 5.835cm)">
          <text:p/>
          <draw:enhanced-geometry svg:viewBox="0 0 21600 21600" draw:text-areas="0 ?f0 ?f5 ?f2" draw:type="right-arrow" draw:modifiers="6634.91204330176 2391.90556492411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path draw:style-name="gr4" draw:text-style-name="P1" draw:layer="layout" svg:width="0.794cm" svg:height="0.179cm" draw:transform="rotate (-0.2157226955465) translate (4.07891624328564cm 1.2871856680567cm)" svg:viewBox="0 0 795 180" svg:d="m0 129c195-45 373 86 569 41l146-75 80-95">
            <text:p/>
          </draw:path>
          <draw:path draw:style-name="gr5" draw:text-style-name="P1" draw:layer="layout" svg:width="0.531cm" svg:height="0.185cm" draw:transform="rotate (-0.42202061313223) translate (2.48381184809892cm 3.4391513366073cm)" svg:viewBox="0 0 532 186" svg:d="m0 131c177-109 455 245 509-102l23-29">
            <text:p/>
          </draw:path>
          <draw:path draw:style-name="gr4" draw:text-style-name="P1" draw:layer="layout" svg:width="0.526cm" svg:height="0.164cm" draw:transform="rotate (-0.115191730631627) translate (2.83928131836124cm 3.3029258889866cm)" svg:viewBox="0 0 527 165" svg:d="m0 11c208-62 328 157 527 154v0">
            <text:p/>
          </draw:path>
          <draw:path draw:style-name="gr6" draw:text-style-name="P1" draw:layer="layout" svg:width="0.49cm" svg:height="0.112cm" draw:transform="skewX (0.100705497840073) rotate (1.13516214549711) translate (3.7066790911112cm 3.6264562219887cm)" svg:viewBox="0 0 491 113" svg:d="m0 6c172-32 318 65 476 101l15 6">
            <text:p/>
          </draw:path>
          <draw:path draw:style-name="gr5" draw:text-style-name="P1" draw:layer="layout" svg:width="0.548cm" svg:height="0.408cm" draw:transform="skewX (0.217293491873294) rotate (-1.21911248251804) translate (4.66591410467209cm 3.5296923531492cm)" svg:viewBox="0 0 549 409" svg:d="m0 308c170-193 477 444 470-180l79-128">
            <text:p/>
          </draw:path>
          <draw:path draw:style-name="gr7" draw:text-style-name="P1" draw:layer="layout" svg:width="0.746cm" svg:height="0.155cm" draw:transform="rotate (-0.727976831006835) translate (4.42634674402455cm 2.8209744547717cm)" svg:viewBox="0 0 747 156" svg:d="m0 119c199-93 388 130 579-12l133-97 35-10">
            <text:p/>
          </draw:path>
          <draw:path draw:style-name="gr7" draw:text-style-name="P1" draw:layer="layout" svg:width="0.449cm" svg:height="0.26cm" draw:transform="rotate (-0.115191730631627) translate (3.24449540381171cm 2.04814736012cm)" svg:viewBox="0 0 450 261" svg:d="m0 39c287-173 163 289 436 213l14-18">
            <text:p/>
          </draw:path>
          <draw:path draw:style-name="gr6" draw:text-style-name="P1" draw:layer="layout" svg:width="0.716cm" svg:height="0.264cm" draw:transform="rotate (0.108384946548848) translate (3.22949969136257cm 3.8702118382481cm)" svg:viewBox="0 0 717 265" svg:d="m0 14c239-83 273 230 482 249l165 2 70-41">
            <text:p/>
          </draw:path>
          <draw:path draw:style-name="gr6" draw:text-style-name="P1" draw:layer="layout" svg:width="0.63cm" svg:height="0.258cm" draw:transform="rotate (0.422020613132229) translate (3.79808831720316cm 1.9505151587661cm)" svg:viewBox="0 0 631 259" svg:d="m0 7c173-34 343 59 454 185l149 67 28-22">
            <text:p/>
          </draw:path>
          <draw:path draw:style-name="gr5" draw:text-style-name="P1" draw:layer="layout" svg:width="0.603cm" svg:height="0.175cm" draw:transform="rotate (-1.5707963267949) translate (4.516cm 2.14cm)" svg:viewBox="0 0 604 176" svg:d="m0 163c190 62 325-113 490-163h114">
            <text:p/>
          </draw:path>
          <draw:path draw:style-name="gr6" draw:text-style-name="P1" draw:layer="layout" svg:width="0.552cm" svg:height="0.021cm" draw:transform="rotate (0.321664181142555) translate (2.44258621865438cm 2.8677557066049cm)" svg:viewBox="0 0 553 22" svg:d="m0 11c178 28 358-8 537-11l16 5">
            <text:p/>
          </draw:path>
          <draw:path draw:style-name="gr4" draw:text-style-name="P1" draw:layer="layout" svg:width="0.526cm" svg:height="0.164cm" draw:transform="rotate (-0.115191730631627) translate (1.38828131836124cm 2.2519258889866cm)" svg:viewBox="0 0 527 165" svg:d="m0 11c208-62 328 157 527 154v0">
            <text:p/>
          </draw:path>
          <draw:path draw:style-name="gr6" draw:text-style-name="P1" draw:layer="layout" svg:width="0.502cm" svg:height="0.124cm" draw:transform="rotate (1.08734012399247) translate (2.2160319953235cm 2.2754862647517cm)" svg:viewBox="0 0 503 125" svg:d="m0 7c176-35 325 71 487 111l16 7">
            <text:p/>
          </draw:path>
          <draw:path draw:style-name="gr7" draw:text-style-name="P1" draw:layer="layout" svg:width="0.449cm" svg:height="0.26cm" draw:transform="rotate (-0.115191730631627) translate (1.69349540381171cm 1.59714736012cm)" svg:viewBox="0 0 450 261" svg:d="m0 39c287-173 163 289 436 213l14-18">
            <text:p/>
          </draw:path>
          <draw:path draw:style-name="gr6" draw:text-style-name="P1" draw:layer="layout" svg:width="0.716cm" svg:height="0.264cm" draw:transform="rotate (0.108384946548848) translate (1.87549969136257cm 3.0002118382481cm)" svg:viewBox="0 0 717 265" svg:d="m0 14c239-83 273 230 482 249l165 2 70-41">
            <text:p/>
          </draw:path>
          <draw:path draw:style-name="gr6" draw:text-style-name="P1" draw:layer="layout" svg:width="0.63cm" svg:height="0.258cm" draw:transform="rotate (0.422020613132229) translate (1.74708831720316cm 1.2995151587661cm)" svg:viewBox="0 0 631 259" svg:d="m0 7c173-34 343 59 454 185l149 67 28-22">
            <text:p/>
          </draw:path>
          <draw:path draw:style-name="gr5" draw:text-style-name="P1" draw:layer="layout" svg:width="0.603cm" svg:height="0.175cm" draw:transform="rotate (-1.5707963267949) translate (3.465cm 1.089cm)" svg:viewBox="0 0 604 176" svg:d="m0 163c190 62 325-113 490-163h114">
            <text:p/>
          </draw:path>
          <draw:path draw:style-name="gr4" draw:text-style-name="P1" draw:layer="layout" svg:width="0.505cm" svg:height="0.216cm" draw:transform="rotate (-3.14159265358979) translate (1.793cm 3.4151976665708cm)" svg:viewBox="0 0 506 217" svg:d="m506 4c-214-38-308 194-506 213v0">
            <text:p/>
          </draw:path>
          <draw:path draw:style-name="gr6" draw:text-style-name="P1" draw:layer="layout" svg:width="0.337cm" svg:height="0.389cm" draw:transform="rotate (-3.14159265358979) translate (2.46057855936448cm 3.7853461343459cm)" svg:viewBox="0 0 338 390" svg:d="m338 390c-50-172-214-255-325-380-4-3-9-7-13-10">
            <text:p/>
          </draw:path>
          <draw:path draw:style-name="gr7" draw:text-style-name="P1" draw:layer="layout" svg:width="0.424cm" svg:height="0.291cm" draw:transform="rotate (-3.14159265358979) translate (4.347cm 3.6990060922935cm)" svg:viewBox="0 0 425 292" svg:d="m425 27c-305-139-129 306-409 262-5-6-11-11-16-17">
            <text:p/>
          </draw:path>
          <draw:path draw:style-name="gr4" draw:text-style-name="P1" draw:layer="layout" svg:width="0.211cm" svg:height="0.44cm" draw:transform="rotate (-3.14159265358979) translate (3.797cm 3.251cm)" svg:viewBox="0 0 212 441" svg:d="m212 0c0 358-212 138-212 441">
            <text:p/>
          </draw:path>
          <draw:path draw:style-name="gr5" draw:text-style-name="P1" draw:layer="layout" svg:width="0.261cm" svg:height="0.407cm" draw:transform="rotate (-3.14159265358979) translate (2.074cm 3.923cm)" svg:viewBox="0 0 262 408" svg:d="m262 0c-133 115 149 439-180 359-27 16-55 33-82 49">
            <text:p/>
          </draw:path>
          <draw:path draw:style-name="gr6" draw:text-style-name="P1" draw:layer="layout" svg:width="0.49cm" svg:height="0.112cm" draw:transform="skewX (-0.0996583002888761) rotate (-1.13394041502072) translate (4.14075701288165cm 2.2307394506342cm)" svg:viewBox="0 0 491 113" svg:d="m491 6c-172-32-318 65-476 100l-15 7">
            <text:p/>
          </draw:path>
          <draw:path draw:style-name="gr7" draw:text-style-name="P1" draw:layer="layout" svg:width="0.746cm" svg:height="0.154cm" draw:transform="rotate (0.727627765156436) translate (2.411cm 2.629cm)" svg:viewBox="0 0 747 155" svg:d="m747 119c-199-93-388 129-579-13l-133-96-35-10">
            <text:p/>
          </draw:path>
          <draw:path draw:style-name="gr5" draw:text-style-name="P1" draw:layer="layout" svg:width="0.454cm" svg:height="0.221cm" draw:transform="rotate (0.168773338667852) translate (3.23560984011265cm 2.6828736850747cm)" svg:viewBox="0 0 455 222" svg:d="m455 167c-141-105-396 241-389-98l-66-69">
            <text:p/>
          </draw:path>
        </draw:g>
        <draw:g>
          <draw:g>
            <draw:custom-shape draw:style-name="gr8" draw:text-style-name="P2" draw:layer="layout" svg:width="0.138cm" svg:height="0.126cm" draw:transform="rotate (0.0532325421858271) translate (9.087cm 6.42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" draw:text-style-name="P2" draw:layer="layout" svg:width="0.139cm" svg:height="0.125cm" draw:transform="rotate (0.0532325421858271) translate (9.231cm 6.41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2" draw:layer="layout" svg:width="0.138cm" svg:height="0.125cm" draw:transform="rotate (0.0532325421858271) translate (9.377cm 6.407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2" draw:layer="layout" svg:width="0.138cm" svg:height="0.125cm" draw:transform="rotate (0.0532325421858271) translate (9.523cm 6.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" draw:text-style-name="P2" draw:layer="layout" svg:width="0.138cm" svg:height="0.125cm" draw:transform="rotate (0.0532325421858271) translate (9.087cm 6.42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" draw:text-style-name="P2" draw:layer="layout" svg:width="0.138cm" svg:height="0.125cm" draw:transform="rotate (0.0532325421858271) translate (9.087cm 6.42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4" draw:text-style-name="P2" draw:layer="layout" svg:width="0.139cm" svg:height="0.126cm" draw:transform="rotate (0.0532325421858271) translate (9.078cm 6.2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2" draw:layer="layout" svg:width="0.138cm" svg:height="0.126cm" draw:transform="rotate (0.0532325421858271) translate (9.224cm 6.28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2" draw:layer="layout" svg:width="0.138cm" svg:height="0.126cm" draw:transform="rotate (0.0532325421858271) translate (9.37cm 6.27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2" draw:layer="layout" svg:width="0.138cm" svg:height="0.126cm" draw:transform="rotate (0.0532325421858271) translate (9.515cm 6.26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" draw:text-style-name="P2" draw:layer="layout" svg:width="0.139cm" svg:height="0.126cm" draw:transform="rotate (0.0532325421858271) translate (9.078cm 6.2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" draw:text-style-name="P2" draw:layer="layout" svg:width="0.139cm" svg:height="0.126cm" draw:transform="rotate (0.0532325421858271) translate (9.078cm 6.28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0" draw:text-style-name="P2" draw:layer="layout" svg:width="0.138cm" svg:height="0.126cm" draw:transform="rotate (0.0532325421858271) translate (9.1cm 6.69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1" draw:text-style-name="P2" draw:layer="layout" svg:width="0.138cm" svg:height="0.126cm" draw:transform="rotate (0.0532325421858271) translate (9.246cm 6.68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2" draw:text-style-name="P2" draw:layer="layout" svg:width="0.139cm" svg:height="0.126cm" draw:transform="rotate (0.0532325421858271) translate (9.39cm 6.67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3" draw:text-style-name="P2" draw:layer="layout" svg:width="0.138cm" svg:height="0.126cm" draw:transform="rotate (0.0532325421858271) translate (9.536cm 6.66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4" draw:text-style-name="P2" draw:layer="layout" svg:width="0.138cm" svg:height="0.126cm" draw:transform="rotate (0.0532325421858271) translate (9.1cm 6.69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5" draw:text-style-name="P2" draw:layer="layout" svg:width="0.138cm" svg:height="0.126cm" draw:transform="rotate (0.0532325421858271) translate (9.1cm 6.69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6" draw:text-style-name="P2" draw:layer="layout" svg:width="0.139cm" svg:height="0.125cm" draw:transform="rotate (0.0532325421858271) translate (9.093cm 6.55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7" draw:text-style-name="P2" draw:layer="layout" svg:width="0.138cm" svg:height="0.126cm" draw:transform="rotate (0.0532325421858271) translate (9.239cm 6.5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8" draw:text-style-name="P2" draw:layer="layout" svg:width="0.138cm" svg:height="0.126cm" draw:transform="rotate (0.0532325421858271) translate (9.384cm 6.54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9" draw:text-style-name="P2" draw:layer="layout" svg:width="0.138cm" svg:height="0.126cm" draw:transform="rotate (0.0532325421858271) translate (9.529cm 6.53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0" draw:text-style-name="P2" draw:layer="layout" svg:width="0.139cm" svg:height="0.126cm" draw:transform="rotate (0.0532325421858271) translate (9.093cm 6.55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31" draw:text-style-name="P2" draw:layer="layout" svg:width="0.139cm" svg:height="0.126cm" draw:transform="rotate (0.0532325421858271) translate (9.093cm 6.55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custom-shape draw:style-name="gr32" draw:text-style-name="P1" draw:layer="layout" svg:width="0.392cm" svg:height="0.373cm" svg:x="6.647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7.059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7.473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7.887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6.646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6.646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3cm" svg:x="6.645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7.058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2cm" svg:x="7.471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7.885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6.645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6.645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2" draw:text-style-name="P1" draw:layer="layout" svg:width="0.391cm" svg:height="0.373cm" svg:x="6.645cm" svg:y="2.194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7.058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7.471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7.884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6.644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6.644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3cm" svg:x="6.645cm" svg:y="1.798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058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7.471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885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32" draw:text-style-name="P1" draw:layer="layout" svg:width="0.392cm" svg:height="0.373cm" svg:x="8.31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1cm" svg:height="0.372cm" svg:x="8.724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9.136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9.55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8.31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8.31cm" svg:y="1.396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3cm" svg:x="8.309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8.722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1cm" svg:height="0.372cm" svg:x="9.136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2cm" svg:x="9.548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8.309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2cm" svg:x="8.309cm" svg:y="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2" draw:text-style-name="P1" draw:layer="layout" svg:width="0.393cm" svg:height="0.373cm" svg:x="8.308cm" svg:y="2.194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8.721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9.135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9.548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8.307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8.307cm" svg:y="2.193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3cm" svg:x="8.309cm" svg:y="1.798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722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1cm" svg:height="0.373cm" svg:x="9.136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9.548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1.797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32" draw:text-style-name="P1" draw:layer="layout" svg:width="0.392cm" svg:height="0.372cm" svg:x="6.647cm" svg:y="2.998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7.059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7.473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7.887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6.646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6.646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2cm" svg:x="6.645cm" svg:y="2.602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058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7.471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885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2" draw:text-style-name="P1" draw:layer="layout" svg:width="0.391cm" svg:height="0.373cm" svg:x="6.645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7.058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7.471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7.884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6.644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6.644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2cm" svg:x="6.645cm" svg:y="3.4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058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7.471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7.885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6.645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g>
            <draw:g>
              <draw:custom-shape draw:style-name="gr32" draw:text-style-name="P1" draw:layer="layout" svg:width="0.392cm" svg:height="0.372cm" svg:x="8.31cm" svg:y="2.998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1cm" svg:height="0.373cm" svg:x="8.724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9.136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3cm" svg:x="9.55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8.31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3cm" svg:x="8.31cm" svg:y="2.997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2cm" svg:x="8.309cm" svg:y="2.602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722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1cm" svg:height="0.373cm" svg:x="9.136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9.548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2.601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32" draw:text-style-name="P1" draw:layer="layout" svg:width="0.393cm" svg:height="0.373cm" svg:x="8.308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8.721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2cm" svg:height="0.372cm" svg:x="9.135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9.548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8.307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  <draw:custom-shape draw:style-name="gr32" draw:text-style-name="P1" draw:layer="layout" svg:width="0.393cm" svg:height="0.372cm" svg:x="8.307cm" svg:y="3.795cm">
                <text:p/>
  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  <draw:equation draw:name="f0" draw:formula="$0 *10799/10800"/>
                  <draw:equation draw:name="f1" draw:formula="?f0 "/>
                  <draw:equation draw:name="f2" draw:formula="right-?f0 "/>
                  <draw:equation draw:name="f3" draw:formula="bottom-?f0 "/>
                  <draw:handle draw:handle-position="$0 top" draw:handle-switched="true" draw:handle-range-x-minimum="0" draw:handle-range-x-maximum="10800"/>
                </draw:enhanced-geometry>
              </draw:custom-shape>
            </draw:g>
            <draw:custom-shape draw:style-name="gr32" draw:text-style-name="P1" draw:layer="layout" svg:width="0.392cm" svg:height="0.372cm" svg:x="8.309cm" svg:y="3.4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722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1cm" svg:height="0.373cm" svg:x="9.136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3cm" svg:height="0.373cm" svg:x="9.548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1" draw:layer="layout" svg:width="0.392cm" svg:height="0.373cm" svg:x="8.309cm" svg:y="3.399cm">
              <text:p/>
              <draw:enhanced-geometry svg:viewBox="0 0 21600 21600" draw:mirror-horizontal="false" draw:mirror-vertical="false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33" draw:text-style-name="P1" draw:layer="layout" svg:width="0.041cm" svg:height="0.127cm" svg:x="4.727cm" svg:y="9.49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727cm" svg:y="9.76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727cm" svg:y="9.35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727cm" svg:y="9.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636cm" svg:y="9.496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636cm" svg:y="9.761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636cm" svg:y="9.357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svg:x="4.636cm" svg:y="9.9cm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5707963267949) translate (4.521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5707963267949) translate (4.757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5707963267949) translate (4.383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5707963267949) translate (4.895cm 9.6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5707963267949) translate (4.521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5707963267949) translate (4.756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5707963267949) translate (4.382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5707963267949) translate (4.895cm 9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4.775cm" svg:y1="9.359cm" svg:x2="4.775cm" svg:y2="9.618cm">
              <text:p/>
            </draw:line>
            <draw:line draw:style-name="gr34" draw:text-style-name="P1" draw:layer="layout" svg:x1="4.774cm" svg:y1="9.615cm" svg:x2="5.022cm" svg:y2="9.615cm">
              <text:p/>
            </draw:line>
          </draw:g>
          <draw:g>
            <draw:line draw:style-name="gr34" draw:text-style-name="P1" draw:layer="layout" svg:x1="4.773cm" svg:y1="10.027cm" svg:x2="4.773cm" svg:y2="9.763cm">
              <text:p/>
            </draw:line>
            <draw:line draw:style-name="gr34" draw:text-style-name="P1" draw:layer="layout" svg:x1="4.771cm" svg:y1="9.764cm" svg:x2="5.02cm" svg:y2="9.764cm">
              <text:p/>
            </draw:line>
          </draw:g>
          <draw:g>
            <draw:line draw:style-name="gr34" draw:text-style-name="P1" draw:layer="layout" svg:x1="4.627cm" svg:y1="9.358cm" svg:x2="4.627cm" svg:y2="9.617cm">
              <text:p/>
            </draw:line>
            <draw:line draw:style-name="gr34" draw:text-style-name="P1" draw:layer="layout" svg:x1="4.629cm" svg:y1="9.615cm" svg:x2="4.381cm" svg:y2="9.615cm">
              <text:p/>
            </draw:line>
          </draw:g>
          <draw:g>
            <draw:line draw:style-name="gr34" draw:text-style-name="P1" draw:layer="layout" svg:x1="4.629cm" svg:y1="10.026cm" svg:x2="4.629cm" svg:y2="9.762cm">
              <text:p/>
            </draw:line>
            <draw:line draw:style-name="gr34" draw:text-style-name="P1" draw:layer="layout" svg:x1="4.631cm" svg:y1="9.764cm" svg:x2="4.382cm" svg:y2="9.764cm">
              <text:p/>
            </draw:line>
          </draw:g>
        </draw:g>
        <draw:g>
          <draw:custom-shape draw:style-name="gr33" draw:text-style-name="P1" draw:layer="layout" svg:width="0.041cm" svg:height="0.127cm" draw:transform="rotate (0.464432113955691) translate (3.903cm 9.9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4.022cm 10.19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3.841cm 9.83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4.084cm 10.32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3.822cm 10.00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3.941cm 10.23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3.76cm 9.87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464432113955691) translate (4.003cm 10.36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2.03522844075059) translate (3.795cm 10.2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03522844075059) translate (4.006cm 10.09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03522844075059) translate (3.672cm 10.2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03522844075059) translate (4.13cm 10.03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03522844075059) translate (3.836cm 10.28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03522844075059) translate (4.046cm 10.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03522844075059) translate (3.712cm 10.34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03522844075059) translate (4.171cm 10.11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3.885cm" svg:y1="9.815cm" svg:x2="4.001cm" svg:y2="10.046cm">
              <text:p/>
            </draw:line>
            <draw:line draw:style-name="gr34" draw:text-style-name="P1" draw:layer="layout" svg:x1="3.999cm" svg:y1="10.046cm" svg:x2="4.22cm" svg:y2="9.935cm">
              <text:p/>
            </draw:line>
          </draw:g>
          <draw:g>
            <draw:line draw:style-name="gr34" draw:text-style-name="P1" draw:layer="layout" svg:x1="4.182cm" svg:y1="10.414cm" svg:x2="4.064cm" svg:y2="10.178cm">
              <text:p/>
            </draw:line>
            <draw:line draw:style-name="gr34" draw:text-style-name="P1" draw:layer="layout" svg:x1="4.063cm" svg:y1="10.181cm" svg:x2="4.286cm" svg:y2="10.069cm">
              <text:p/>
            </draw:line>
          </draw:g>
          <draw:g>
            <draw:line draw:style-name="gr34" draw:text-style-name="P1" draw:layer="layout" svg:x1="3.752cm" svg:y1="9.881cm" svg:x2="3.868cm" svg:y2="10.112cm">
              <text:p/>
            </draw:line>
            <draw:line draw:style-name="gr34" draw:text-style-name="P1" draw:layer="layout" svg:x1="3.869cm" svg:y1="10.11cm" svg:x2="3.648cm" svg:y2="10.221cm">
              <text:p/>
            </draw:line>
          </draw:g>
          <draw:g>
            <draw:line draw:style-name="gr34" draw:text-style-name="P1" draw:layer="layout" svg:x1="4.053cm" svg:y1="10.478cm" svg:x2="3.935cm" svg:y2="10.242cm">
              <text:p/>
            </draw:line>
            <draw:line draw:style-name="gr34" draw:text-style-name="P1" draw:layer="layout" svg:x1="3.938cm" svg:y1="10.242cm" svg:x2="3.715cm" svg:y2="10.354cm">
              <text:p/>
            </draw:line>
          </draw:g>
        </draw:g>
        <draw:g>
          <draw:custom-shape draw:style-name="gr33" draw:text-style-name="P1" draw:layer="layout" svg:width="0.041cm" svg:height="0.127cm" draw:transform="rotate (-0.196524073774561) translate (2.443cm 9.84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391cm 10.10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47cm 9.70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364cm 10.23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354cm 9.82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302cm 10.08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381cm 9.68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2.275cm 10.22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37427225302034) translate (2.208cm 9.9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2.439cm 10.0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2.072cm 9.9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2.574cm 10.0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2.19cm 10.0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2.42cm 10.1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2.053cm 10.0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2.557cm 10.1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2.518cm" svg:y1="9.717cm" svg:x2="2.467cm" svg:y2="9.971cm">
              <text:p/>
            </draw:line>
            <draw:line draw:style-name="gr34" draw:text-style-name="P1" draw:layer="layout" svg:x1="2.465cm" svg:y1="9.968cm" svg:x2="2.708cm" svg:y2="10.016cm">
              <text:p/>
            </draw:line>
          </draw:g>
          <draw:g>
            <draw:line draw:style-name="gr34" draw:text-style-name="P1" draw:layer="layout" svg:x1="2.385cm" svg:y1="10.372cm" svg:x2="2.437cm" svg:y2="10.113cm">
              <text:p/>
            </draw:line>
            <draw:line draw:style-name="gr34" draw:text-style-name="P1" draw:layer="layout" svg:x1="2.434cm" svg:y1="10.114cm" svg:x2="2.679cm" svg:y2="10.163cm">
              <text:p/>
            </draw:line>
          </draw:g>
          <draw:g>
            <draw:line draw:style-name="gr34" draw:text-style-name="P1" draw:layer="layout" svg:x1="2.372cm" svg:y1="9.687cm" svg:x2="2.321cm" svg:y2="9.941cm">
              <text:p/>
            </draw:line>
            <draw:line draw:style-name="gr34" draw:text-style-name="P1" draw:layer="layout" svg:x1="2.324cm" svg:y1="9.939cm" svg:x2="2.081cm" svg:y2="9.891cm">
              <text:p/>
            </draw:line>
          </draw:g>
          <draw:g>
            <draw:line draw:style-name="gr34" draw:text-style-name="P1" draw:layer="layout" svg:x1="2.244cm" svg:y1="10.343cm" svg:x2="2.296cm" svg:y2="10.084cm">
              <text:p/>
            </draw:line>
            <draw:line draw:style-name="gr34" draw:text-style-name="P1" draw:layer="layout" svg:x1="2.297cm" svg:y1="10.086cm" svg:x2="2.052cm" svg:y2="10.037cm">
              <text:p/>
            </draw:line>
          </draw:g>
        </draw:g>
        <draw:g>
          <draw:custom-shape draw:style-name="gr33" draw:text-style-name="P1" draw:layer="layout" svg:width="0.041cm" svg:height="0.127cm" draw:transform="rotate (-1.68005393796974) translate (1.617cm 9.71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353cm 9.68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755cm 9.72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215cm 9.66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626cm 9.6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363cm 9.59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765cm 9.63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1.68005393796974) translate (1.225cm 9.57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-0.109257611174845) translate (1.47cm 9.48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9257611174845) translate (1.444cm 9.72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9257611174845) translate (1.485cm 9.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9257611174845) translate (1.429cm 9.8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-0.109257611174845) translate (1.38cm 9.4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-0.109257611174845) translate (1.354cm 9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-0.109257611174845) translate (1.395cm 9.3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-0.109257611174845) translate (1.339cm 9.8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1.748cm" svg:y1="9.774cm" svg:x2="1.491cm" svg:y2="9.746cm">
              <text:p/>
            </draw:line>
            <draw:line draw:style-name="gr34" draw:text-style-name="P1" draw:layer="layout" svg:x1="1.493cm" svg:y1="9.744cm" svg:x2="1.466cm" svg:y2="9.99cm">
              <text:p/>
            </draw:line>
          </draw:g>
          <draw:g>
            <draw:line draw:style-name="gr34" draw:text-style-name="P1" draw:layer="layout" svg:x1="1.084cm" svg:y1="9.699cm" svg:x2="1.346cm" svg:y2="9.728cm">
              <text:p/>
            </draw:line>
            <draw:line draw:style-name="gr34" draw:text-style-name="P1" draw:layer="layout" svg:x1="1.345cm" svg:y1="9.726cm" svg:x2="1.318cm" svg:y2="9.974cm">
              <text:p/>
            </draw:line>
          </draw:g>
          <draw:g>
            <draw:line draw:style-name="gr34" draw:text-style-name="P1" draw:layer="layout" svg:x1="1.765cm" svg:y1="9.626cm" svg:x2="1.508cm" svg:y2="9.598cm">
              <text:p/>
            </draw:line>
            <draw:line draw:style-name="gr34" draw:text-style-name="P1" draw:layer="layout" svg:x1="1.509cm" svg:y1="9.6cm" svg:x2="1.536cm" svg:y2="9.354cm">
              <text:p/>
            </draw:line>
          </draw:g>
          <draw:g>
            <draw:line draw:style-name="gr34" draw:text-style-name="P1" draw:layer="layout" svg:x1="1.101cm" svg:y1="9.556cm" svg:x2="1.363cm" svg:y2="9.585cm">
              <text:p/>
            </draw:line>
            <draw:line draw:style-name="gr34" draw:text-style-name="P1" draw:layer="layout" svg:x1="1.361cm" svg:y1="9.586cm" svg:x2="1.388cm" svg:y2="9.338cm">
              <text:p/>
            </draw:line>
          </draw:g>
        </draw:g>
        <draw:g>
          <draw:custom-shape draw:style-name="gr33" draw:text-style-name="P1" draw:layer="layout" svg:width="0.041cm" svg:height="0.127cm" draw:transform="rotate (1.11369459569758) translate (1.957cm 6.6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194cm 6.80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1.832cm 6.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319cm 6.86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1.916cm 6.7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154cm 6.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1.792cm 6.71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279cm 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2.68449092249248) translate (2.018cm 6.9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2.122cm 6.73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1.957cm 7.0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2.183cm 6.6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1cm 6.9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204cm 6.7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039cm 7.1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265cm 6.6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1.855cm" svg:y1="6.587cm" svg:x2="2.087cm" svg:y2="6.701cm">
              <text:p/>
            </draw:line>
            <draw:line draw:style-name="gr34" draw:text-style-name="P1" draw:layer="layout" svg:x1="2.084cm" svg:y1="6.702cm" svg:x2="2.193cm" svg:y2="6.48cm">
              <text:p/>
            </draw:line>
          </draw:g>
          <draw:g>
            <draw:line draw:style-name="gr34" draw:text-style-name="P1" draw:layer="layout" svg:x1="2.453cm" svg:y1="6.883cm" svg:x2="2.216cm" svg:y2="6.767cm">
              <text:p/>
            </draw:line>
            <draw:line draw:style-name="gr34" draw:text-style-name="P1" draw:layer="layout" svg:x1="2.217cm" svg:y1="6.77cm" svg:x2="2.327cm" svg:y2="6.546cm">
              <text:p/>
            </draw:line>
          </draw:g>
          <draw:g>
            <draw:line draw:style-name="gr34" draw:text-style-name="P1" draw:layer="layout" svg:x1="1.789cm" svg:y1="6.72cm" svg:x2="2.021cm" svg:y2="6.834cm">
              <text:p/>
            </draw:line>
            <draw:line draw:style-name="gr34" draw:text-style-name="P1" draw:layer="layout" svg:x1="2.019cm" svg:y1="6.831cm" svg:x2="1.91cm" svg:y2="7.053cm">
              <text:p/>
            </draw:line>
          </draw:g>
          <draw:g>
            <draw:line draw:style-name="gr34" draw:text-style-name="P1" draw:layer="layout" svg:x1="2.389cm" svg:y1="7.012cm" svg:x2="2.152cm" svg:y2="6.896cm">
              <text:p/>
            </draw:line>
            <draw:line draw:style-name="gr34" draw:text-style-name="P1" draw:layer="layout" svg:x1="2.154cm" svg:y1="6.895cm" svg:x2="2.044cm" svg:y2="7.119cm">
              <text:p/>
            </draw:line>
          </draw:g>
        </draw:g>
        <draw:g>
          <draw:custom-shape draw:style-name="gr33" draw:text-style-name="P1" draw:layer="layout" svg:width="0.041cm" svg:height="0.127cm" draw:transform="rotate (-0.196524073774561) translate (1.391cm 7.46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339cm 7.72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418cm 7.33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312cm 7.86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302cm 7.4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25cm 7.7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329cm 7.31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1.223cm 7.84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37427225302034) translate (1.156cm 7.5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1.387cm 7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1.02cm 7.5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1.522cm 7.6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1.138cm 7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1.368cm 7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1.001cm 7.6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1.505cm 7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1.466cm" svg:y1="7.343cm" svg:x2="1.415cm" svg:y2="7.597cm">
              <text:p/>
            </draw:line>
            <draw:line draw:style-name="gr34" draw:text-style-name="P1" draw:layer="layout" svg:x1="1.413cm" svg:y1="7.594cm" svg:x2="1.656cm" svg:y2="7.642cm">
              <text:p/>
            </draw:line>
          </draw:g>
          <draw:g>
            <draw:line draw:style-name="gr34" draw:text-style-name="P1" draw:layer="layout" svg:x1="1.333cm" svg:y1="7.998cm" svg:x2="1.385cm" svg:y2="7.739cm">
              <text:p/>
            </draw:line>
            <draw:line draw:style-name="gr34" draw:text-style-name="P1" draw:layer="layout" svg:x1="1.382cm" svg:y1="7.74cm" svg:x2="1.627cm" svg:y2="7.789cm">
              <text:p/>
            </draw:line>
          </draw:g>
          <draw:g>
            <draw:line draw:style-name="gr34" draw:text-style-name="P1" draw:layer="layout" svg:x1="1.32cm" svg:y1="7.313cm" svg:x2="1.269cm" svg:y2="7.567cm">
              <text:p/>
            </draw:line>
            <draw:line draw:style-name="gr34" draw:text-style-name="P1" draw:layer="layout" svg:x1="1.272cm" svg:y1="7.565cm" svg:x2="1.029cm" svg:y2="7.517cm">
              <text:p/>
            </draw:line>
          </draw:g>
          <draw:g>
            <draw:line draw:style-name="gr34" draw:text-style-name="P1" draw:layer="layout" svg:x1="1.192cm" svg:y1="7.969cm" svg:x2="1.244cm" svg:y2="7.71cm">
              <text:p/>
            </draw:line>
            <draw:line draw:style-name="gr34" draw:text-style-name="P1" draw:layer="layout" svg:x1="1.245cm" svg:y1="7.712cm" svg:x2="1cm" svg:y2="7.663cm">
              <text:p/>
            </draw:line>
          </draw:g>
        </draw:g>
        <draw:g>
          <draw:custom-shape draw:style-name="gr33" draw:text-style-name="P1" draw:layer="layout" svg:width="0.041cm" svg:height="0.127cm" draw:transform="rotate (-0.196524073774561) translate (4.011cm 6.71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959cm 6.97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4.038cm 6.579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932cm 7.11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922cm 6.69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87cm 6.95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949cm 6.56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843cm 7.09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37427225302034) translate (3.776cm 6.8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4.007cm 6.8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3.64cm 6.8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4.142cm 6.91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758cm 6.93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988cm 6.97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621cm 6.9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4.125cm 7.00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4.086cm" svg:y1="6.59cm" svg:x2="4.035cm" svg:y2="6.844cm">
              <text:p/>
            </draw:line>
            <draw:line draw:style-name="gr34" draw:text-style-name="P1" draw:layer="layout" svg:x1="4.033cm" svg:y1="6.841cm" svg:x2="4.276cm" svg:y2="6.889cm">
              <text:p/>
            </draw:line>
          </draw:g>
          <draw:g>
            <draw:line draw:style-name="gr34" draw:text-style-name="P1" draw:layer="layout" svg:x1="3.953cm" svg:y1="7.245cm" svg:x2="4.005cm" svg:y2="6.986cm">
              <text:p/>
            </draw:line>
            <draw:line draw:style-name="gr34" draw:text-style-name="P1" draw:layer="layout" svg:x1="4.002cm" svg:y1="6.987cm" svg:x2="4.247cm" svg:y2="7.036cm">
              <text:p/>
            </draw:line>
          </draw:g>
          <draw:g>
            <draw:line draw:style-name="gr34" draw:text-style-name="P1" draw:layer="layout" svg:x1="3.94cm" svg:y1="6.56cm" svg:x2="3.889cm" svg:y2="6.814cm">
              <text:p/>
            </draw:line>
            <draw:line draw:style-name="gr34" draw:text-style-name="P1" draw:layer="layout" svg:x1="3.892cm" svg:y1="6.812cm" svg:x2="3.649cm" svg:y2="6.764cm">
              <text:p/>
            </draw:line>
          </draw:g>
          <draw:g>
            <draw:line draw:style-name="gr34" draw:text-style-name="P1" draw:layer="layout" svg:x1="3.812cm" svg:y1="7.216cm" svg:x2="3.864cm" svg:y2="6.957cm">
              <text:p/>
            </draw:line>
            <draw:line draw:style-name="gr34" draw:text-style-name="P1" draw:layer="layout" svg:x1="3.865cm" svg:y1="6.959cm" svg:x2="3.62cm" svg:y2="6.91cm">
              <text:p/>
            </draw:line>
          </draw:g>
        </draw:g>
        <draw:g>
          <draw:custom-shape draw:style-name="gr33" draw:text-style-name="P1" draw:layer="layout" svg:width="0.041cm" svg:height="0.127cm" draw:transform="rotate (-0.105592419745657) translate (2.559cm 8.91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532cm 9.17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574cm 8.77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517cm 9.31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469cm 8.90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441cm 9.16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484cm 8.76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2.427cm 9.30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46520390704924) translate (2.337cm 9.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2.571cm 9.0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2.2cm 9.04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2.709cm 9.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2.327cm 9.15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2.561cm 9.17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2.189cm 9.13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2.7cm 9.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2.622cm" svg:y1="8.782cm" svg:x2="2.595cm" svg:y2="9.039cm">
              <text:p/>
            </draw:line>
            <draw:line draw:style-name="gr34" draw:text-style-name="P1" draw:layer="layout" svg:x1="2.593cm" svg:y1="9.037cm" svg:x2="2.839cm" svg:y2="9.063cm">
              <text:p/>
            </draw:line>
          </draw:g>
          <draw:g>
            <draw:line draw:style-name="gr34" draw:text-style-name="P1" draw:layer="layout" svg:x1="2.55cm" svg:y1="9.445cm" svg:x2="2.578cm" svg:y2="9.183cm">
              <text:p/>
            </draw:line>
            <draw:line draw:style-name="gr34" draw:text-style-name="P1" draw:layer="layout" svg:x1="2.576cm" svg:y1="9.185cm" svg:x2="2.824cm" svg:y2="9.211cm">
              <text:p/>
            </draw:line>
          </draw:g>
          <draw:g>
            <draw:line draw:style-name="gr34" draw:text-style-name="P1" draw:layer="layout" svg:x1="2.475cm" svg:y1="8.765cm" svg:x2="2.448cm" svg:y2="9.022cm">
              <text:p/>
            </draw:line>
            <draw:line draw:style-name="gr34" draw:text-style-name="P1" draw:layer="layout" svg:x1="2.449cm" svg:y1="9.021cm" svg:x2="2.203cm" svg:y2="8.995cm">
              <text:p/>
            </draw:line>
          </draw:g>
          <draw:g>
            <draw:line draw:style-name="gr34" draw:text-style-name="P1" draw:layer="layout" svg:x1="2.407cm" svg:y1="9.429cm" svg:x2="2.435cm" svg:y2="9.167cm">
              <text:p/>
            </draw:line>
            <draw:line draw:style-name="gr34" draw:text-style-name="P1" draw:layer="layout" svg:x1="2.436cm" svg:y1="9.169cm" svg:x2="2.188cm" svg:y2="9.143cm">
              <text:p/>
            </draw:line>
          </draw:g>
        </draw:g>
        <draw:g>
          <draw:custom-shape draw:style-name="gr33" draw:text-style-name="P1" draw:layer="layout" svg:width="0.041cm" svg:height="0.127cm" draw:transform="rotate (1.11369459569758) translate (2.231cm 7.7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468cm 7.85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106cm 7.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593cm 7.91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19cm 7.8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428cm 7.9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066cm 7.76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11369459569758) translate (2.553cm 8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2.68449092249248) translate (2.292cm 8.00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2.396cm 7.78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2.231cm 8.12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2.68449092249248) translate (2.457cm 7.66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374cm 8.0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478cm 7.8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313cm 8.16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2.68449092249248) translate (2.539cm 7.70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2.129cm" svg:y1="7.637cm" svg:x2="2.361cm" svg:y2="7.751cm">
              <text:p/>
            </draw:line>
            <draw:line draw:style-name="gr34" draw:text-style-name="P1" draw:layer="layout" svg:x1="2.358cm" svg:y1="7.752cm" svg:x2="2.467cm" svg:y2="7.53cm">
              <text:p/>
            </draw:line>
          </draw:g>
          <draw:g>
            <draw:line draw:style-name="gr34" draw:text-style-name="P1" draw:layer="layout" svg:x1="2.727cm" svg:y1="7.933cm" svg:x2="2.49cm" svg:y2="7.817cm">
              <text:p/>
            </draw:line>
            <draw:line draw:style-name="gr34" draw:text-style-name="P1" draw:layer="layout" svg:x1="2.491cm" svg:y1="7.82cm" svg:x2="2.601cm" svg:y2="7.596cm">
              <text:p/>
            </draw:line>
          </draw:g>
          <draw:g>
            <draw:line draw:style-name="gr34" draw:text-style-name="P1" draw:layer="layout" svg:x1="2.063cm" svg:y1="7.77cm" svg:x2="2.295cm" svg:y2="7.884cm">
              <text:p/>
            </draw:line>
            <draw:line draw:style-name="gr34" draw:text-style-name="P1" draw:layer="layout" svg:x1="2.293cm" svg:y1="7.881cm" svg:x2="2.184cm" svg:y2="8.103cm">
              <text:p/>
            </draw:line>
          </draw:g>
          <draw:g>
            <draw:line draw:style-name="gr34" draw:text-style-name="P1" draw:layer="layout" svg:x1="2.663cm" svg:y1="8.062cm" svg:x2="2.426cm" svg:y2="7.946cm">
              <text:p/>
            </draw:line>
            <draw:line draw:style-name="gr34" draw:text-style-name="P1" draw:layer="layout" svg:x1="2.428cm" svg:y1="7.945cm" svg:x2="2.318cm" svg:y2="8.169cm">
              <text:p/>
            </draw:line>
          </draw:g>
        </draw:g>
        <draw:g>
          <draw:custom-shape draw:style-name="gr33" draw:text-style-name="P1" draw:layer="layout" svg:width="0.041cm" svg:height="0.127cm" draw:transform="rotate (-0.105592419745657) translate (3.896cm 8.926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869cm 9.19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911cm 8.78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854cm 9.32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806cm 8.91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778cm 9.1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821cm 8.779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05592419745657) translate (3.764cm 9.31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46520390704924) translate (3.674cm 9.0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3.908cm 9.09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3.537cm 9.05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46520390704924) translate (4.046cm 9.11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3.664cm 9.16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3.898cm 9.1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3.526cm 9.1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46520390704924) translate (4.037cm 9.20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3.959cm" svg:y1="8.795cm" svg:x2="3.932cm" svg:y2="9.052cm">
              <text:p/>
            </draw:line>
            <draw:line draw:style-name="gr34" draw:text-style-name="P1" draw:layer="layout" svg:x1="3.93cm" svg:y1="9.05cm" svg:x2="4.176cm" svg:y2="9.076cm">
              <text:p/>
            </draw:line>
          </draw:g>
          <draw:g>
            <draw:line draw:style-name="gr34" draw:text-style-name="P1" draw:layer="layout" svg:x1="3.887cm" svg:y1="9.458cm" svg:x2="3.915cm" svg:y2="9.196cm">
              <text:p/>
            </draw:line>
            <draw:line draw:style-name="gr34" draw:text-style-name="P1" draw:layer="layout" svg:x1="3.913cm" svg:y1="9.198cm" svg:x2="4.161cm" svg:y2="9.224cm">
              <text:p/>
            </draw:line>
          </draw:g>
          <draw:g>
            <draw:line draw:style-name="gr34" draw:text-style-name="P1" draw:layer="layout" svg:x1="3.812cm" svg:y1="8.778cm" svg:x2="3.785cm" svg:y2="9.035cm">
              <text:p/>
            </draw:line>
            <draw:line draw:style-name="gr34" draw:text-style-name="P1" draw:layer="layout" svg:x1="3.786cm" svg:y1="9.034cm" svg:x2="3.54cm" svg:y2="9.008cm">
              <text:p/>
            </draw:line>
          </draw:g>
          <draw:g>
            <draw:line draw:style-name="gr34" draw:text-style-name="P1" draw:layer="layout" svg:x1="3.744cm" svg:y1="9.442cm" svg:x2="3.772cm" svg:y2="9.18cm">
              <text:p/>
            </draw:line>
            <draw:line draw:style-name="gr34" draw:text-style-name="P1" draw:layer="layout" svg:x1="3.773cm" svg:y1="9.182cm" svg:x2="3.525cm" svg:y2="9.156cm">
              <text:p/>
            </draw:line>
          </draw:g>
        </draw:g>
        <draw:g>
          <draw:custom-shape draw:style-name="gr33" draw:text-style-name="P1" draw:layer="layout" svg:width="0.041cm" svg:height="0.127cm" draw:transform="rotate (-0.196524073774561) translate (3.623cm 7.46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571cm 7.728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65cm 7.33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544cm 7.86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534cm 7.45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482cm 7.71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561cm 7.31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-0.196524073774561) translate (3.455cm 7.847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37427225302034) translate (3.388cm 7.5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3.619cm 7.64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3.252cm 7.5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37427225302034) translate (3.754cm 7.66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37cm 7.6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6cm 7.7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233cm 7.6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37427225302034) translate (3.737cm 7.75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3.698cm" svg:y1="7.343cm" svg:x2="3.647cm" svg:y2="7.597cm">
              <text:p/>
            </draw:line>
            <draw:line draw:style-name="gr34" draw:text-style-name="P1" draw:layer="layout" svg:x1="3.645cm" svg:y1="7.594cm" svg:x2="3.888cm" svg:y2="7.642cm">
              <text:p/>
            </draw:line>
          </draw:g>
          <draw:g>
            <draw:line draw:style-name="gr34" draw:text-style-name="P1" draw:layer="layout" svg:x1="3.565cm" svg:y1="7.998cm" svg:x2="3.617cm" svg:y2="7.739cm">
              <text:p/>
            </draw:line>
            <draw:line draw:style-name="gr34" draw:text-style-name="P1" draw:layer="layout" svg:x1="3.614cm" svg:y1="7.74cm" svg:x2="3.859cm" svg:y2="7.789cm">
              <text:p/>
            </draw:line>
          </draw:g>
          <draw:g>
            <draw:line draw:style-name="gr34" draw:text-style-name="P1" draw:layer="layout" svg:x1="3.552cm" svg:y1="7.313cm" svg:x2="3.501cm" svg:y2="7.567cm">
              <text:p/>
            </draw:line>
            <draw:line draw:style-name="gr34" draw:text-style-name="P1" draw:layer="layout" svg:x1="3.504cm" svg:y1="7.565cm" svg:x2="3.261cm" svg:y2="7.517cm">
              <text:p/>
            </draw:line>
          </draw:g>
          <draw:g>
            <draw:line draw:style-name="gr34" draw:text-style-name="P1" draw:layer="layout" svg:x1="3.424cm" svg:y1="7.969cm" svg:x2="3.476cm" svg:y2="7.71cm">
              <text:p/>
            </draw:line>
            <draw:line draw:style-name="gr34" draw:text-style-name="P1" draw:layer="layout" svg:x1="3.477cm" svg:y1="7.712cm" svg:x2="3.232cm" svg:y2="7.663cm">
              <text:p/>
            </draw:line>
          </draw:g>
        </draw:g>
        <draw:g>
          <draw:custom-shape draw:style-name="gr33" draw:text-style-name="P1" draw:layer="layout" svg:width="0.041cm" svg:height="0.127cm" draw:transform="rotate (0.342433599241287) translate (4.984cm 7.41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5.073cm 7.66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4.937cm 7.28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5.119cm 7.79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4.898cm 7.44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4.987cm 7.693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4.851cm 7.312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0.342433599241287) translate (5.034cm 7.824cm)">
            <text:p/>
            <draw:enhanced-geometry svg:viewBox="0 0 21600 21600" draw:type="rectangle" draw:enhanced-path="M 0 0 L 21600 0 21600 21600 0 21600 0 0 Z N"/>
          </draw:custom-shape>
          <draw:custom-shape draw:style-name="gr33" draw:text-style-name="P1" draw:layer="layout" svg:width="0.041cm" svg:height="0.128cm" draw:transform="rotate (1.91322992603618) translate (4.847cm 7.64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91322992603618) translate (5.069cm 7.56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91322992603618) translate (4.717cm 7.68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1cm" svg:height="0.127cm" draw:transform="rotate (1.91322992603618) translate (5.199cm 7.51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91322992603618) translate (4.877cm 7.728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91322992603618) translate (5.099cm 7.64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91322992603618) translate (4.746cm 7.77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3" draw:text-style-name="P1" draw:layer="layout" svg:width="0.042cm" svg:height="0.127cm" draw:transform="rotate (1.91322992603618) translate (5.23cm 7.6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34" draw:text-style-name="P1" draw:layer="layout" svg:x1="4.983cm" svg:y1="7.267cm" svg:x2="5.07cm" svg:y2="7.511cm">
              <text:p/>
            </draw:line>
            <draw:line draw:style-name="gr34" draw:text-style-name="P1" draw:layer="layout" svg:x1="5.068cm" svg:y1="7.509cm" svg:x2="5.301cm" svg:y2="7.426cm">
              <text:p/>
            </draw:line>
          </draw:g>
          <draw:g>
            <draw:line draw:style-name="gr34" draw:text-style-name="P1" draw:layer="layout" svg:x1="5.206cm" svg:y1="7.897cm" svg:x2="5.117cm" svg:y2="7.648cm">
              <text:p/>
            </draw:line>
            <draw:line draw:style-name="gr34" draw:text-style-name="P1" draw:layer="layout" svg:x1="5.116cm" svg:y1="7.651cm" svg:x2="5.351cm" svg:y2="7.567cm">
              <text:p/>
            </draw:line>
          </draw:g>
          <draw:g>
            <draw:line draw:style-name="gr34" draw:text-style-name="P1" draw:layer="layout" svg:x1="4.843cm" svg:y1="7.316cm" svg:x2="4.93cm" svg:y2="7.56cm">
              <text:p/>
            </draw:line>
            <draw:line draw:style-name="gr34" draw:text-style-name="P1" draw:layer="layout" svg:x1="4.931cm" svg:y1="7.557cm" svg:x2="4.698cm" svg:y2="7.64cm">
              <text:p/>
            </draw:line>
          </draw:g>
          <draw:g>
            <draw:line draw:style-name="gr34" draw:text-style-name="P1" draw:layer="layout" svg:x1="5.07cm" svg:y1="7.945cm" svg:x2="4.981cm" svg:y2="7.696cm">
              <text:p/>
            </draw:line>
            <draw:line draw:style-name="gr34" draw:text-style-name="P1" draw:layer="layout" svg:x1="4.983cm" svg:y1="7.697cm" svg:x2="4.748cm" svg:y2="7.781cm">
              <text:p/>
            </draw:line>
          </draw:g>
        </draw:g>
        <draw:custom-shape draw:style-name="gr35" draw:text-style-name="P1" draw:layer="layout" svg:width="3.51cm" svg:height="0.81cm" svg:x="1.342cm" svg:y="8.04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0.81cm" svg:height="3.718cm" svg:x="2.692cm" svg:y="6.622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36" draw:text-style-name="P3" draw:layer="layout" svg:width="4.033cm" svg:height="4.051cm" svg:x="1.093cm" svg:y="6.45cm">
              <draw:text-box>
                <text:p><text:span text:style-name="T1"><text:s text:c="11"/></text:span><text:span text:style-name="T1">A - T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T - A 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A – T </text:span></text:p>
                <text:p><text:span text:style-name="T1">T A G G C G <text:s text:c="4"/>G A A G C T</text:span></text:p>
                <text:p><text:span text:style-name="T2">| | | | | | <text:s text:c="4"/>| | | | | |</text:span></text:p>
                <text:p><text:span text:style-name="T1">A T C C G C <text:s text:c="4"/>C T T C G A</text:span></text:p>
                <text:p><text:span text:style-name="T1"><text:s text:c="11"/></text:span><text:span text:style-name="T1">T - A</text:span></text:p>
                <text:p><text:span text:style-name="T1"><text:s text:c="11"/></text:span><text:span text:style-name="T1">C - G</text:span></text:p>
                <text:p><text:span text:style-name="T1"><text:s text:c="11"/></text:span><text:span text:style-name="T1">T - A </text:span></text:p>
                <text:p><text:span text:style-name="T1"><text:s text:c="11"/></text:span><text:span text:style-name="T1">A - T</text:span></text:p>
                <text:p><text:span text:style-name="T1"><text:s text:c="11"/></text:span><text:span text:style-name="T1">A - T</text:span></text:p>
                <text:p><text:span text:style-name="T1"><text:s text:c="11"/></text:span><text:span text:style-name="T1">C - G</text:span></text:p>
              </draw:text-box>
            </draw:frame>
            <draw:custom-shape draw:style-name="gr33" draw:text-style-name="P1" draw:layer="layout" svg:width="0.227cm" svg:height="0.699cm" svg:x="3.239cm" svg:y="7.39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3.239cm" svg:y="8.85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3.239cm" svg:y="6.62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3.239cm" svg:y="9.61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2.739cm" svg:y="7.39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2.739cm" svg:y="8.851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2.739cm" svg:y="6.628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svg:x="2.739cm" svg:y="9.613cm">
              <text:p/>
              <draw:enhanced-geometry svg:viewBox="0 0 21600 21600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2.108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3.402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1.345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4.164cm 8.3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2.106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3.4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1.343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33" draw:text-style-name="P1" draw:layer="layout" svg:width="0.227cm" svg:height="0.699cm" draw:transform="rotate (1.5707963267949) translate (4.162cm 8.827cm)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g>
              <draw:line draw:style-name="gr34" draw:text-style-name="P1" draw:layer="layout" svg:x1="3.506cm" svg:y1="6.636cm" svg:x2="3.506cm" svg:y2="8.059cm">
                <text:p/>
              </draw:line>
              <draw:line draw:style-name="gr34" draw:text-style-name="P1" draw:layer="layout" svg:x1="3.495cm" svg:y1="8.049cm" svg:x2="4.858cm" svg:y2="8.049cm">
                <text:p/>
              </draw:line>
            </draw:g>
            <draw:g>
              <draw:line draw:style-name="gr34" draw:text-style-name="P1" draw:layer="layout" svg:x1="3.494cm" svg:y1="10.311cm" svg:x2="3.494cm" svg:y2="8.859cm">
                <text:p/>
              </draw:line>
              <draw:line draw:style-name="gr34" draw:text-style-name="P1" draw:layer="layout" svg:x1="3.483cm" svg:y1="8.869cm" svg:x2="4.855cm" svg:y2="8.869cm">
                <text:p/>
              </draw:line>
            </draw:g>
            <draw:g>
              <draw:line draw:style-name="gr34" draw:text-style-name="P1" draw:layer="layout" svg:x1="2.689cm" svg:y1="6.632cm" svg:x2="2.689cm" svg:y2="8.055cm">
                <text:p/>
              </draw:line>
              <draw:line draw:style-name="gr34" draw:text-style-name="P1" draw:layer="layout" svg:x1="2.7cm" svg:y1="8.045cm" svg:x2="1.337cm" svg:y2="8.045cm">
                <text:p/>
              </draw:line>
            </draw:g>
            <draw:g>
              <draw:line draw:style-name="gr34" draw:text-style-name="P1" draw:layer="layout" svg:x1="2.701cm" svg:y1="10.307cm" svg:x2="2.701cm" svg:y2="8.855cm">
                <text:p/>
              </draw:line>
              <draw:line draw:style-name="gr34" draw:text-style-name="P1" draw:layer="layout" svg:x1="2.712cm" svg:y1="8.865cm" svg:x2="1.34cm" svg:y2="8.865cm">
                <text:p/>
              </draw:line>
            </draw:g>
          </draw:g>
        </draw:g>
        <draw:g>
          <draw:g>
            <draw:custom-shape draw:style-name="gr37" draw:text-style-name="P2" draw:layer="layout" svg:width="0.138cm" svg:height="0.126cm" draw:transform="rotate (-0.47734755042045) translate (8.718cm 9.79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2" draw:layer="layout" svg:width="0.139cm" svg:height="0.125cm" draw:transform="rotate (-0.47734755042045) translate (8.847cm 9.857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9" draw:text-style-name="P2" draw:layer="layout" svg:width="0.138cm" svg:height="0.125cm" draw:transform="rotate (-0.47734755042045) translate (8.976cm 9.92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2" draw:layer="layout" svg:width="0.138cm" svg:height="0.125cm" draw:transform="rotate (-0.47734755042045) translate (9.106cm 9.99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2" draw:layer="layout" svg:width="0.138cm" svg:height="0.125cm" draw:transform="rotate (-0.47734755042045) translate (8.718cm 9.79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2" draw:layer="layout" svg:width="0.138cm" svg:height="0.125cm" draw:transform="rotate (-0.47734755042045) translate (8.718cm 9.79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43" draw:text-style-name="P2" draw:layer="layout" svg:width="0.139cm" svg:height="0.126cm" draw:transform="rotate (-0.47734755042045) translate (8.778cm 9.67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4" draw:text-style-name="P2" draw:layer="layout" svg:width="0.138cm" svg:height="0.126cm" draw:transform="rotate (-0.47734755042045) translate (8.908cm 9.73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5" draw:text-style-name="P2" draw:layer="layout" svg:width="0.138cm" svg:height="0.126cm" draw:transform="rotate (-0.47734755042045) translate (9.038cm 9.80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6" draw:text-style-name="P2" draw:layer="layout" svg:width="0.138cm" svg:height="0.126cm" draw:transform="rotate (-0.47734755042045) translate (9.167cm 9.87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7" draw:text-style-name="P2" draw:layer="layout" svg:width="0.139cm" svg:height="0.126cm" draw:transform="rotate (-0.47734755042045) translate (8.778cm 9.67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48" draw:text-style-name="P2" draw:layer="layout" svg:width="0.139cm" svg:height="0.126cm" draw:transform="rotate (-0.47734755042045) translate (8.778cm 9.67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9" draw:text-style-name="P2" draw:layer="layout" svg:width="0.138cm" svg:height="0.126cm" draw:transform="rotate (-0.47734755042045) translate (8.593cm 10.029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2" draw:layer="layout" svg:width="0.138cm" svg:height="0.126cm" draw:transform="rotate (-0.47734755042045) translate (8.723cm 10.09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2" draw:layer="layout" svg:width="0.139cm" svg:height="0.126cm" draw:transform="rotate (-0.47734755042045) translate (8.852cm 10.16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2" draw:layer="layout" svg:width="0.138cm" svg:height="0.126cm" draw:transform="rotate (-0.47734755042045) translate (8.981cm 10.2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2" draw:layer="layout" svg:width="0.138cm" svg:height="0.126cm" draw:transform="rotate (-0.47734755042045) translate (8.593cm 10.029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4" draw:text-style-name="P2" draw:layer="layout" svg:width="0.138cm" svg:height="0.126cm" draw:transform="rotate (-0.47734755042045) translate (8.593cm 10.029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55" draw:text-style-name="P2" draw:layer="layout" svg:width="0.139cm" svg:height="0.125cm" draw:transform="rotate (-0.47734755042045) translate (8.654cm 9.91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6" draw:text-style-name="P2" draw:layer="layout" svg:width="0.138cm" svg:height="0.126cm" draw:transform="rotate (-0.47734755042045) translate (8.785cm 9.97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7" draw:text-style-name="P2" draw:layer="layout" svg:width="0.138cm" svg:height="0.126cm" draw:transform="rotate (-0.47734755042045) translate (8.914cm 10.0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8" draw:text-style-name="P2" draw:layer="layout" svg:width="0.138cm" svg:height="0.126cm" draw:transform="rotate (-0.47734755042045) translate (9.043cm 10.11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59" draw:text-style-name="P2" draw:layer="layout" svg:width="0.139cm" svg:height="0.126cm" draw:transform="rotate (-0.47734755042045) translate (8.655cm 9.9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0" draw:text-style-name="P2" draw:layer="layout" svg:width="0.139cm" svg:height="0.126cm" draw:transform="rotate (-0.47734755042045) translate (8.655cm 9.9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61" draw:text-style-name="P2" draw:layer="layout" svg:width="0.138cm" svg:height="0.126cm" draw:transform="rotate (-0.275936554740303) translate (7.261cm 9.95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2" draw:text-style-name="P2" draw:layer="layout" svg:width="0.139cm" svg:height="0.125cm" draw:transform="rotate (-0.275936554740303) translate (7.401cm 9.99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2" draw:layer="layout" svg:width="0.138cm" svg:height="0.125cm" draw:transform="rotate (-0.275936554740303) translate (7.541cm 10.03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4" draw:text-style-name="P2" draw:layer="layout" svg:width="0.138cm" svg:height="0.125cm" draw:transform="rotate (-0.275936554740303) translate (7.682cm 10.07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2" draw:layer="layout" svg:width="0.138cm" svg:height="0.125cm" draw:transform="rotate (-0.275936554740303) translate (7.261cm 9.95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6" draw:text-style-name="P2" draw:layer="layout" svg:width="0.138cm" svg:height="0.125cm" draw:transform="rotate (-0.275936554740303) translate (7.261cm 9.95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67" draw:text-style-name="P2" draw:layer="layout" svg:width="0.139cm" svg:height="0.126cm" draw:transform="rotate (-0.275936554740303) translate (7.297cm 9.8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8" draw:text-style-name="P2" draw:layer="layout" svg:width="0.138cm" svg:height="0.126cm" draw:transform="rotate (-0.275936554740303) translate (7.437cm 9.86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9" draw:text-style-name="P2" draw:layer="layout" svg:width="0.138cm" svg:height="0.126cm" draw:transform="rotate (-0.275936554740303) translate (7.578cm 9.90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0" draw:text-style-name="P2" draw:layer="layout" svg:width="0.138cm" svg:height="0.126cm" draw:transform="rotate (-0.275936554740303) translate (7.717cm 9.94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1" draw:text-style-name="P2" draw:layer="layout" svg:width="0.139cm" svg:height="0.126cm" draw:transform="rotate (-0.275936554740303) translate (7.297cm 9.8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72" draw:text-style-name="P2" draw:layer="layout" svg:width="0.139cm" svg:height="0.126cm" draw:transform="rotate (-0.275936554740303) translate (7.297cm 9.8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73" draw:text-style-name="P2" draw:layer="layout" svg:width="0.138cm" svg:height="0.126cm" draw:transform="rotate (-0.275936554740303) translate (7.187cm 10.21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4" draw:text-style-name="P2" draw:layer="layout" svg:width="0.138cm" svg:height="0.126cm" draw:transform="rotate (-0.275936554740303) translate (7.328cm 10.25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5" draw:text-style-name="P2" draw:layer="layout" svg:width="0.139cm" svg:height="0.126cm" draw:transform="rotate (-0.275936554740303) translate (7.467cm 10.29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6" draw:text-style-name="P2" draw:layer="layout" svg:width="0.138cm" svg:height="0.126cm" draw:transform="rotate (-0.275936554740303) translate (7.607cm 10.3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7" draw:text-style-name="P2" draw:layer="layout" svg:width="0.138cm" svg:height="0.126cm" draw:transform="rotate (-0.275936554740303) translate (7.187cm 10.21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78" draw:text-style-name="P2" draw:layer="layout" svg:width="0.138cm" svg:height="0.126cm" draw:transform="rotate (-0.275936554740303) translate (7.187cm 10.21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79" draw:text-style-name="P2" draw:layer="layout" svg:width="0.139cm" svg:height="0.125cm" draw:transform="rotate (-0.275936554740303) translate (7.223cm 10.08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0" draw:text-style-name="P2" draw:layer="layout" svg:width="0.138cm" svg:height="0.126cm" draw:transform="rotate (-0.275936554740303) translate (7.364cm 10.12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1" draw:text-style-name="P2" draw:layer="layout" svg:width="0.138cm" svg:height="0.126cm" draw:transform="rotate (-0.275936554740303) translate (7.504cm 10.16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2" draw:text-style-name="P2" draw:layer="layout" svg:width="0.138cm" svg:height="0.126cm" draw:transform="rotate (-0.275936554740303) translate (7.644cm 10.20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3" draw:text-style-name="P2" draw:layer="layout" svg:width="0.139cm" svg:height="0.126cm" draw:transform="rotate (-0.275936554740303) translate (7.224cm 10.08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2" draw:layer="layout" svg:width="0.139cm" svg:height="0.126cm" draw:transform="rotate (-0.275936554740303) translate (7.224cm 10.08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85" draw:text-style-name="P2" draw:layer="layout" svg:width="0.138cm" svg:height="0.126cm" svg:x="9.823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6" draw:text-style-name="P2" draw:layer="layout" svg:width="0.139cm" svg:height="0.125cm" svg:x="9.968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7" draw:text-style-name="P2" draw:layer="layout" svg:width="0.138cm" svg:height="0.125cm" svg:x="10.114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8" draw:text-style-name="P2" draw:layer="layout" svg:width="0.138cm" svg:height="0.125cm" svg:x="10.26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9" draw:text-style-name="P2" draw:layer="layout" svg:width="0.138cm" svg:height="0.125cm" svg:x="9.823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0" draw:text-style-name="P2" draw:layer="layout" svg:width="0.138cm" svg:height="0.125cm" svg:x="9.823cm" svg:y="9.069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91" draw:text-style-name="P2" draw:layer="layout" svg:width="0.139cm" svg:height="0.126cm" svg:x="9.822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2" draw:text-style-name="P2" draw:layer="layout" svg:width="0.138cm" svg:height="0.126cm" svg:x="9.968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3" draw:text-style-name="P2" draw:layer="layout" svg:width="0.138cm" svg:height="0.126cm" svg:x="10.114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4" draw:text-style-name="P2" draw:layer="layout" svg:width="0.138cm" svg:height="0.126cm" svg:x="10.259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5" draw:text-style-name="P2" draw:layer="layout" svg:width="0.139cm" svg:height="0.126cm" svg:x="9.822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2" draw:layer="layout" svg:width="0.139cm" svg:height="0.126cm" svg:x="9.822cm" svg:y="8.93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7" draw:text-style-name="P2" draw:layer="layout" svg:width="0.138cm" svg:height="0.126cm" svg:x="9.822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8" draw:text-style-name="P2" draw:layer="layout" svg:width="0.138cm" svg:height="0.126cm" svg:x="9.968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99" draw:text-style-name="P2" draw:layer="layout" svg:width="0.139cm" svg:height="0.126cm" svg:x="10.113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0" draw:text-style-name="P2" draw:layer="layout" svg:width="0.138cm" svg:height="0.126cm" svg:x="10.259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1" draw:text-style-name="P2" draw:layer="layout" svg:width="0.138cm" svg:height="0.126cm" svg:x="9.822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2" draw:text-style-name="P2" draw:layer="layout" svg:width="0.138cm" svg:height="0.126cm" svg:x="9.822cm" svg:y="9.338cm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03" draw:text-style-name="P2" draw:layer="layout" svg:width="0.139cm" svg:height="0.125cm" svg:x="9.822cm" svg:y="9.205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2" draw:layer="layout" svg:width="0.138cm" svg:height="0.126cm" svg:x="9.968cm" svg:y="9.2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5" draw:text-style-name="P2" draw:layer="layout" svg:width="0.138cm" svg:height="0.126cm" svg:x="10.114cm" svg:y="9.2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6" draw:text-style-name="P2" draw:layer="layout" svg:width="0.138cm" svg:height="0.126cm" svg:x="10.259cm" svg:y="9.2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7" draw:text-style-name="P2" draw:layer="layout" svg:width="0.139cm" svg:height="0.126cm" svg:x="9.822cm" svg:y="9.2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8" draw:text-style-name="P2" draw:layer="layout" svg:width="0.139cm" svg:height="0.126cm" svg:x="9.822cm" svg:y="9.20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09" draw:text-style-name="P2" draw:layer="layout" svg:width="0.138cm" svg:height="0.126cm" draw:transform="rotate (0.534943415736262) translate (7.036cm 7.17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0" draw:text-style-name="P2" draw:layer="layout" svg:width="0.139cm" svg:height="0.125cm" draw:transform="rotate (0.534943415736262) translate (7.161cm 7.10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1" draw:text-style-name="P2" draw:layer="layout" svg:width="0.138cm" svg:height="0.125cm" draw:transform="rotate (0.534943415736262) translate (7.286cm 7.02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2" draw:text-style-name="P2" draw:layer="layout" svg:width="0.138cm" svg:height="0.125cm" draw:transform="rotate (0.534943415736262) translate (7.412cm 6.95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3" draw:text-style-name="P2" draw:layer="layout" svg:width="0.138cm" svg:height="0.125cm" draw:transform="rotate (0.534943415736262) translate (7.036cm 7.17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4" draw:text-style-name="P2" draw:layer="layout" svg:width="0.138cm" svg:height="0.125cm" draw:transform="rotate (0.534943415736262) translate (7.036cm 7.17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15" draw:text-style-name="P2" draw:layer="layout" svg:width="0.139cm" svg:height="0.126cm" draw:transform="rotate (0.534943415736262) translate (6.967cm 7.06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6" draw:text-style-name="P2" draw:layer="layout" svg:width="0.138cm" svg:height="0.126cm" draw:transform="rotate (0.534943415736262) translate (7.092cm 6.98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7" draw:text-style-name="P2" draw:layer="layout" svg:width="0.138cm" svg:height="0.126cm" draw:transform="rotate (0.534943415736262) translate (7.218cm 6.91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8" draw:text-style-name="P2" draw:layer="layout" svg:width="0.138cm" svg:height="0.126cm" draw:transform="rotate (0.534943415736262) translate (7.343cm 6.83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9" draw:text-style-name="P2" draw:layer="layout" svg:width="0.139cm" svg:height="0.126cm" draw:transform="rotate (0.534943415736262) translate (6.967cm 7.06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0" draw:text-style-name="P2" draw:layer="layout" svg:width="0.139cm" svg:height="0.126cm" draw:transform="rotate (0.534943415736262) translate (6.967cm 7.06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21" draw:text-style-name="P2" draw:layer="layout" svg:width="0.138cm" svg:height="0.126cm" draw:transform="rotate (0.534943415736262) translate (7.172cm 7.40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2" draw:text-style-name="P2" draw:layer="layout" svg:width="0.138cm" svg:height="0.126cm" draw:transform="rotate (0.534943415736262) translate (7.298cm 7.33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3" draw:text-style-name="P2" draw:layer="layout" svg:width="0.139cm" svg:height="0.126cm" draw:transform="rotate (0.534943415736262) translate (7.422cm 7.2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4" draw:text-style-name="P2" draw:layer="layout" svg:width="0.138cm" svg:height="0.126cm" draw:transform="rotate (0.534943415736262) translate (7.548cm 7.18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5" draw:text-style-name="P2" draw:layer="layout" svg:width="0.138cm" svg:height="0.126cm" draw:transform="rotate (0.534943415736262) translate (7.172cm 7.40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26" draw:text-style-name="P2" draw:layer="layout" svg:width="0.138cm" svg:height="0.126cm" draw:transform="rotate (0.534943415736262) translate (7.172cm 7.40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27" draw:text-style-name="P2" draw:layer="layout" svg:width="0.139cm" svg:height="0.125cm" draw:transform="rotate (0.534943415736262) translate (7.104cm 7.29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8" draw:text-style-name="P2" draw:layer="layout" svg:width="0.138cm" svg:height="0.126cm" draw:transform="rotate (0.534943415736262) translate (7.229cm 7.21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29" draw:text-style-name="P2" draw:layer="layout" svg:width="0.138cm" svg:height="0.126cm" draw:transform="rotate (0.534943415736262) translate (7.355cm 7.1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0" draw:text-style-name="P2" draw:layer="layout" svg:width="0.138cm" svg:height="0.126cm" draw:transform="rotate (0.534943415736262) translate (7.48cm 7.0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1" draw:text-style-name="P2" draw:layer="layout" svg:width="0.139cm" svg:height="0.126cm" draw:transform="rotate (0.534943415736262) translate (7.104cm 7.2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2" draw:text-style-name="P2" draw:layer="layout" svg:width="0.139cm" svg:height="0.126cm" draw:transform="rotate (0.534943415736262) translate (7.104cm 7.29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33" draw:text-style-name="P2" draw:layer="layout" svg:width="0.138cm" svg:height="0.126cm" draw:transform="rotate (-0.0226892802759269) translate (7.858cm 8.40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4" draw:text-style-name="P2" draw:layer="layout" svg:width="0.139cm" svg:height="0.125cm" draw:transform="rotate (-0.0226892802759269) translate (8.003cm 8.40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5" draw:text-style-name="P2" draw:layer="layout" svg:width="0.138cm" svg:height="0.125cm" draw:transform="rotate (-0.0226892802759269) translate (8.149cm 8.4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6" draw:text-style-name="P2" draw:layer="layout" svg:width="0.138cm" svg:height="0.125cm" draw:transform="rotate (-0.0226892802759269) translate (8.295cm 8.41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7" draw:text-style-name="P2" draw:layer="layout" svg:width="0.138cm" svg:height="0.125cm" draw:transform="rotate (-0.0226892802759269) translate (7.858cm 8.40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38" draw:text-style-name="P2" draw:layer="layout" svg:width="0.138cm" svg:height="0.125cm" draw:transform="rotate (-0.0226892802759269) translate (7.858cm 8.40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39" draw:text-style-name="P2" draw:layer="layout" svg:width="0.139cm" svg:height="0.126cm" draw:transform="rotate (-0.0226892802759269) translate (7.86cm 8.2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0" draw:text-style-name="P2" draw:layer="layout" svg:width="0.138cm" svg:height="0.126cm" draw:transform="rotate (-0.0226892802759269) translate (8.006cm 8.27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1" draw:text-style-name="P2" draw:layer="layout" svg:width="0.138cm" svg:height="0.126cm" draw:transform="rotate (-0.0226892802759269) translate (8.152cm 8.27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2" draw:text-style-name="P2" draw:layer="layout" svg:width="0.138cm" svg:height="0.126cm" draw:transform="rotate (-0.0226892802759269) translate (8.297cm 8.27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3" draw:text-style-name="P2" draw:layer="layout" svg:width="0.139cm" svg:height="0.126cm" draw:transform="rotate (-0.0226892802759269) translate (7.86cm 8.2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4" draw:text-style-name="P2" draw:layer="layout" svg:width="0.139cm" svg:height="0.126cm" draw:transform="rotate (-0.0226892802759269) translate (7.86cm 8.2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45" draw:text-style-name="P2" draw:layer="layout" svg:width="0.138cm" svg:height="0.126cm" draw:transform="rotate (-0.0226892802759269) translate (7.851cm 8.67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6" draw:text-style-name="P2" draw:layer="layout" svg:width="0.138cm" svg:height="0.126cm" draw:transform="rotate (-0.0226892802759269) translate (7.997cm 8.67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7" draw:text-style-name="P2" draw:layer="layout" svg:width="0.139cm" svg:height="0.126cm" draw:transform="rotate (-0.0226892802759269) translate (8.142cm 8.679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8" draw:text-style-name="P2" draw:layer="layout" svg:width="0.138cm" svg:height="0.126cm" draw:transform="rotate (-0.0226892802759269) translate (8.288cm 8.68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49" draw:text-style-name="P2" draw:layer="layout" svg:width="0.138cm" svg:height="0.126cm" draw:transform="rotate (-0.0226892802759269) translate (7.851cm 8.67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0" draw:text-style-name="P2" draw:layer="layout" svg:width="0.138cm" svg:height="0.126cm" draw:transform="rotate (-0.0226892802759269) translate (7.851cm 8.67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51" draw:text-style-name="P2" draw:layer="layout" svg:width="0.139cm" svg:height="0.125cm" draw:transform="rotate (-0.0226892802759269) translate (7.854cm 8.53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2" draw:text-style-name="P2" draw:layer="layout" svg:width="0.138cm" svg:height="0.126cm" draw:transform="rotate (-0.0226892802759269) translate (8cm 8.541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3" draw:text-style-name="P2" draw:layer="layout" svg:width="0.138cm" svg:height="0.126cm" draw:transform="rotate (-0.0226892802759269) translate (8.146cm 8.54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4" draw:text-style-name="P2" draw:layer="layout" svg:width="0.138cm" svg:height="0.126cm" draw:transform="rotate (-0.0226892802759269) translate (8.291cm 8.54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5" draw:text-style-name="P2" draw:layer="layout" svg:width="0.139cm" svg:height="0.126cm" draw:transform="rotate (-0.0226892802759269) translate (7.854cm 8.53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6" draw:text-style-name="P2" draw:layer="layout" svg:width="0.139cm" svg:height="0.126cm" draw:transform="rotate (-0.0226892802759269) translate (7.854cm 8.538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57" draw:text-style-name="P1" draw:layer="layout" svg:width="0.759cm" svg:height="0.721cm" svg:x="6.717cm" svg:y="7.674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7.516cm" svg:y="7.67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8.316cm" svg:y="7.67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9.116cm" svg:y="7.67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6cm" svg:y="7.67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6cm" svg:y="7.673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6.90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7.513cm" svg:y="6.90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8.313cm" svg:y="6.90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9.113cm" svg:y="6.90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6.90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6.90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3cm" svg:y="9.218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7.512cm" svg:y="9.21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8.312cm" svg:y="9.21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9.112cm" svg:y="9.21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2cm" svg:y="9.21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2cm" svg:y="9.217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8.452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7.513cm" svg:y="8.45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8.313cm" svg:y="8.45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9.113cm" svg:y="8.45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8.45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7" draw:text-style-name="P1" draw:layer="layout" svg:width="0.759cm" svg:height="0.721cm" svg:x="6.714cm" svg:y="8.45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58" draw:text-style-name="P2" draw:layer="layout" svg:width="0.138cm" svg:height="0.126cm" draw:transform="rotate (-0.275936554740303) translate (9.878cm 7.39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59" draw:text-style-name="P2" draw:layer="layout" svg:width="0.139cm" svg:height="0.125cm" draw:transform="rotate (-0.275936554740303) translate (10.018cm 7.43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0" draw:text-style-name="P2" draw:layer="layout" svg:width="0.138cm" svg:height="0.125cm" draw:transform="rotate (-0.275936554740303) translate (10.158cm 7.47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1" draw:text-style-name="P2" draw:layer="layout" svg:width="0.138cm" svg:height="0.125cm" draw:transform="rotate (-0.275936554740303) translate (10.299cm 7.51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2" draw:text-style-name="P2" draw:layer="layout" svg:width="0.138cm" svg:height="0.125cm" draw:transform="rotate (-0.275936554740303) translate (9.878cm 7.39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63" draw:text-style-name="P2" draw:layer="layout" svg:width="0.138cm" svg:height="0.125cm" draw:transform="rotate (-0.275936554740303) translate (9.878cm 7.394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64" draw:text-style-name="P2" draw:layer="layout" svg:width="0.139cm" svg:height="0.126cm" draw:transform="rotate (-0.275936554740303) translate (9.914cm 7.26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5" draw:text-style-name="P2" draw:layer="layout" svg:width="0.138cm" svg:height="0.126cm" draw:transform="rotate (-0.275936554740303) translate (10.054cm 7.30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6" draw:text-style-name="P2" draw:layer="layout" svg:width="0.138cm" svg:height="0.126cm" draw:transform="rotate (-0.275936554740303) translate (10.195cm 7.34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7" draw:text-style-name="P2" draw:layer="layout" svg:width="0.138cm" svg:height="0.126cm" draw:transform="rotate (-0.275936554740303) translate (10.334cm 7.38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8" draw:text-style-name="P2" draw:layer="layout" svg:width="0.139cm" svg:height="0.126cm" draw:transform="rotate (-0.275936554740303) translate (9.914cm 7.26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9" draw:text-style-name="P2" draw:layer="layout" svg:width="0.139cm" svg:height="0.126cm" draw:transform="rotate (-0.275936554740303) translate (9.914cm 7.265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70" draw:text-style-name="P2" draw:layer="layout" svg:width="0.138cm" svg:height="0.126cm" draw:transform="rotate (-0.275936554740303) translate (9.804cm 7.65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1" draw:text-style-name="P2" draw:layer="layout" svg:width="0.138cm" svg:height="0.126cm" draw:transform="rotate (-0.275936554740303) translate (9.945cm 7.69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2" draw:text-style-name="P2" draw:layer="layout" svg:width="0.139cm" svg:height="0.126cm" draw:transform="rotate (-0.275936554740303) translate (10.084cm 7.73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3" draw:text-style-name="P2" draw:layer="layout" svg:width="0.138cm" svg:height="0.126cm" draw:transform="rotate (-0.275936554740303) translate (10.224cm 7.77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4" draw:text-style-name="P2" draw:layer="layout" svg:width="0.138cm" svg:height="0.126cm" draw:transform="rotate (-0.275936554740303) translate (9.804cm 7.65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75" draw:text-style-name="P2" draw:layer="layout" svg:width="0.138cm" svg:height="0.126cm" draw:transform="rotate (-0.275936554740303) translate (9.804cm 7.65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76" draw:text-style-name="P2" draw:layer="layout" svg:width="0.139cm" svg:height="0.125cm" draw:transform="rotate (-0.275936554740303) translate (9.84cm 7.52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7" draw:text-style-name="P2" draw:layer="layout" svg:width="0.138cm" svg:height="0.126cm" draw:transform="rotate (-0.275936554740303) translate (9.981cm 7.56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8" draw:text-style-name="P2" draw:layer="layout" svg:width="0.138cm" svg:height="0.126cm" draw:transform="rotate (-0.275936554740303) translate (10.121cm 7.60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9" draw:text-style-name="P2" draw:layer="layout" svg:width="0.138cm" svg:height="0.126cm" draw:transform="rotate (-0.275936554740303) translate (10.261cm 7.64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0" draw:text-style-name="P2" draw:layer="layout" svg:width="0.139cm" svg:height="0.126cm" draw:transform="rotate (-0.275936554740303) translate (9.841cm 7.5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1" draw:text-style-name="P2" draw:layer="layout" svg:width="0.139cm" svg:height="0.126cm" draw:transform="rotate (-0.275936554740303) translate (9.841cm 7.52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custom-shape draw:style-name="gr182" draw:text-style-name="P2" draw:layer="layout" svg:width="0.138cm" svg:height="0.126cm" draw:transform="rotate (-0.47734755042045) translate (6.261cm 7.38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3" draw:text-style-name="P2" draw:layer="layout" svg:width="0.139cm" svg:height="0.125cm" draw:transform="rotate (-0.47734755042045) translate (6.39cm 7.449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4" draw:text-style-name="P2" draw:layer="layout" svg:width="0.138cm" svg:height="0.125cm" draw:transform="rotate (-0.47734755042045) translate (6.519cm 7.516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5" draw:text-style-name="P2" draw:layer="layout" svg:width="0.138cm" svg:height="0.125cm" draw:transform="rotate (-0.47734755042045) translate (6.649cm 7.58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6" draw:text-style-name="P2" draw:layer="layout" svg:width="0.138cm" svg:height="0.125cm" draw:transform="rotate (-0.47734755042045) translate (6.261cm 7.38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87" draw:text-style-name="P2" draw:layer="layout" svg:width="0.138cm" svg:height="0.125cm" draw:transform="rotate (-0.47734755042045) translate (6.261cm 7.383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188" draw:text-style-name="P2" draw:layer="layout" svg:width="0.139cm" svg:height="0.126cm" draw:transform="rotate (-0.47734755042045) translate (6.321cm 7.26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89" draw:text-style-name="P2" draw:layer="layout" svg:width="0.138cm" svg:height="0.126cm" draw:transform="rotate (-0.47734755042045) translate (6.451cm 7.3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0" draw:text-style-name="P2" draw:layer="layout" svg:width="0.138cm" svg:height="0.126cm" draw:transform="rotate (-0.47734755042045) translate (6.581cm 7.397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1" draw:text-style-name="P2" draw:layer="layout" svg:width="0.138cm" svg:height="0.126cm" draw:transform="rotate (-0.47734755042045) translate (6.71cm 7.46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2" draw:text-style-name="P2" draw:layer="layout" svg:width="0.139cm" svg:height="0.126cm" draw:transform="rotate (-0.47734755042045) translate (6.321cm 7.26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193" draw:text-style-name="P2" draw:layer="layout" svg:width="0.139cm" svg:height="0.126cm" draw:transform="rotate (-0.47734755042045) translate (6.321cm 7.26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194" draw:text-style-name="P2" draw:layer="layout" svg:width="0.138cm" svg:height="0.126cm" draw:transform="rotate (-0.47734755042045) translate (6.136cm 7.62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5" draw:text-style-name="P2" draw:layer="layout" svg:width="0.138cm" svg:height="0.126cm" draw:transform="rotate (-0.47734755042045) translate (6.266cm 7.688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6" draw:text-style-name="P2" draw:layer="layout" svg:width="0.139cm" svg:height="0.126cm" draw:transform="rotate (-0.47734755042045) translate (6.395cm 7.755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7" draw:text-style-name="P2" draw:layer="layout" svg:width="0.138cm" svg:height="0.126cm" draw:transform="rotate (-0.47734755042045) translate (6.524cm 7.822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8" draw:text-style-name="P2" draw:layer="layout" svg:width="0.138cm" svg:height="0.126cm" draw:transform="rotate (-0.47734755042045) translate (6.136cm 7.62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99" draw:text-style-name="P2" draw:layer="layout" svg:width="0.138cm" svg:height="0.126cm" draw:transform="rotate (-0.47734755042045) translate (6.136cm 7.621cm)">
              <text:p/>
  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  <draw:equation draw:name="f0" draw:formula="$0 *10799/10800"/>
                <draw:equation draw:name="f1" draw:formula="?f0 "/>
                <draw:equation draw:name="f2" draw:formula="right-?f0 "/>
                <draw:equation draw:name="f3" draw:formula="bottom-?f0 "/>
                <draw:handle draw:handle-position="$0 top" draw:handle-switched="true" draw:handle-range-x-minimum="0" draw:handle-range-x-maximum="10800"/>
              </draw:enhanced-geometry>
            </draw:custom-shape>
          </draw:g>
          <draw:custom-shape draw:style-name="gr200" draw:text-style-name="P2" draw:layer="layout" svg:width="0.139cm" svg:height="0.125cm" draw:transform="rotate (-0.47734755042045) translate (6.197cm 7.50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1" draw:text-style-name="P2" draw:layer="layout" svg:width="0.138cm" svg:height="0.126cm" draw:transform="rotate (-0.47734755042045) translate (6.328cm 7.569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2" draw:text-style-name="P2" draw:layer="layout" svg:width="0.138cm" svg:height="0.126cm" draw:transform="rotate (-0.47734755042045) translate (6.457cm 7.636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3" draw:text-style-name="P2" draw:layer="layout" svg:width="0.138cm" svg:height="0.126cm" draw:transform="rotate (-0.47734755042045) translate (6.586cm 7.703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4" draw:text-style-name="P2" draw:layer="layout" svg:width="0.139cm" svg:height="0.126cm" draw:transform="rotate (-0.47734755042045) translate (6.198cm 7.50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205" draw:text-style-name="P2" draw:layer="layout" svg:width="0.139cm" svg:height="0.126cm" draw:transform="rotate (-0.47734755042045) translate (6.198cm 7.502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8556.23268698061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v" draw:display-name="Gradient 1v" draw:style="linear" draw:start-color="#ffffff" draw:end-color="#000000" draw:start-intensity="100%" draw:end-intensity="100%" draw:angle="0" draw:border="0%"/>
    <draw:gradient draw:name="Gradient_20_1vi" draw:display-name="Gradient 1vi" draw:style="linear" draw:start-color="#000000" draw:end-color="#ffffff" draw:start-intensity="100%" draw:end-intensity="100%" draw:angle="0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.7cm" fo:page-height="12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</meta:initial-creator>
    <meta:creation-date>2013-07-16T00:55:49</meta:creation-date>
    <dc:date>2013-07-16T01:22:37</dc:date>
    <dc:creator>peter </dc:creator>
    <meta:editing-duration>PT11M38S</meta:editing-duration>
    <meta:editing-cycles>2</meta:editing-cycles>
    <meta:generator>LibreOffice/3.5$Linux_X86_64 LibreOffice_project/350m1$Build-2</meta:generator>
    <meta:document-statistic meta:object-count="761"/>
  </office:meta>
</office:document-meta>
</file>